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Sans" svg:font-family="NotoSa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language="nl" fo:country="NL" fo:font-weight="bold" officeooo:rsid="000e0bb6" officeooo:paragraph-rsid="000e0bb6" style:font-weight-asian="bold" style:font-weight-complex="bold"/>
    </style:style>
    <style:style style:name="P2" style:family="paragraph" style:parent-style-name="Standard">
      <style:text-properties style:font-name="Source Sans Pro" fo:language="nl" fo:country="NL" fo:font-weight="bold" officeooo:rsid="00115573" officeooo:paragraph-rsid="00115573" style:font-weight-asian="bold" style:font-weight-complex="bold"/>
    </style:style>
    <style:style style:name="P3" style:family="paragraph" style:parent-style-name="Standard">
      <style:text-properties style:font-name="Source Sans Pro" fo:language="nl" fo:country="NL" fo:font-weight="bold" officeooo:rsid="0011d577" officeooo:paragraph-rsid="000e0bb6" style:font-weight-asian="bold" style:font-weight-complex="bold"/>
    </style:style>
    <style:style style:name="P4" style:family="paragraph" style:parent-style-name="Standard">
      <style:text-properties style:font-name="Source Sans Pro" fo:language="nl" fo:country="NL" fo:font-weight="normal" officeooo:rsid="000e0bb6" officeooo:paragraph-rsid="000e0bb6" style:font-weight-asian="normal" style:font-weight-complex="normal"/>
    </style:style>
    <style:style style:name="P5" style:family="paragraph" style:parent-style-name="Standard">
      <style:text-properties style:font-name="Source Sans Pro" fo:language="nl" fo:country="NL" fo:font-weight="normal" officeooo:rsid="00115573" officeooo:paragraph-rsid="00115573" style:font-weight-asian="normal" style:font-weight-complex="normal"/>
    </style:style>
    <style:style style:name="T1" style:family="text">
      <style:text-properties officeooo:rsid="000f5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jd &amp; datum</text:p>
      <text:p text:style-name="P4">13:00 31/03/2016</text:p>
      <text:p text:style-name="P4"/>
      <text:p text:style-name="P3">Deelnemers</text:p>
      <text:p text:style-name="P4">Sietze greydanus</text:p>
      <text:p text:style-name="P4">Leroy van der zee</text:p>
      <text:p text:style-name="P4">Rowan de meer</text:p>
      <text:p text:style-name="P4">Jasper <text:span text:style-name="T1">b</text:span>osch</text:p>
      <text:p text:style-name="P4">Yteke van der vegt </text:p>
      <text:p text:style-name="P4"/>
      <text:p text:style-name="P2">Onderwerpen</text:p>
      <text:p text:style-name="P2"/>
      <text:p text:style-name="P5">Bespreken van de komende 6 weken</text:p>
      <text:p text:style-name="P5">De resultaten tot zover</text:p>
      <text:p text:style-name="P5">Nieuwe concepten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Sans" svg:font-family="NotoSa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l" fo:country="N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16S</meta:editing-duration>
    <meta:editing-cycles>6</meta:editing-cycles>
    <meta:generator>LibreOffice/5.0.5.2$Windows_x86 LibreOffice_project/55b006a02d247b5f7215fc6ea0fde844b30035b3</meta:generator>
    <dc:date>2016-03-29T15:14:20.223000000</dc:date>
    <meta:document-statistic meta:table-count="0" meta:image-count="0" meta:object-count="0" meta:page-count="1" meta:paragraph-count="12" meta:word-count="34" meta:character-count="198" meta:non-whitespace-character-count="174"/>
    <meta:user-defined meta:name="Info 1"/>
    <meta:user-defined meta:name="Info 2"/>
    <meta:user-defined meta:name="Info 3"/>
    <meta:user-defined meta:name="Info 4"/>
  </office:meta>
</office:document-meta>
</file>